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e80" officeooo:paragraph-rsid="00093e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b33dc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used threading module to create a processes and communicate with pipe unfortunately I could make with separate hell windows because python doesn’t support it. First <text:s/><text:span text:style-name="T2">def __init__(self, index):</text:span><text:span text:style-name="T4"> <text:s text:c="2"/>initialize and start threading. <text:s/></text:span><text:span text:style-name="T2">def dine(self): </text:span><text:span text:style-name="T4">every professor come and eat for randomly chosen time between 3 to 15 seconds. </text:span><text:span text:style-name="T5">Then leaves the restauran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4:42:18.391711925</meta:creation-date>
    <dc:date>2021-06-20T14:54:37.328971361</dc:date>
    <meta:editing-duration>PT1M38S</meta:editing-duration>
    <meta:editing-cycles>1</meta:editing-cycles>
    <meta:document-statistic meta:table-count="0" meta:image-count="0" meta:object-count="0" meta:page-count="1" meta:paragraph-count="1" meta:word-count="53" meta:character-count="353" meta:non-whitespace-character-count="296"/>
    <meta:generator>LibreOffice/6.4.7.2$Linux_X86_64 LibreOffice_project/40$Build-2</meta:generator>
  </office:meta>
</office:document-meta>
</file>